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3093*"/>
    </style:style>
    <style:style style:name="Pessoa.C" style:family="table-column">
      <style:table-column-properties style:column-width="3.401cm" style:rel-column-width="13100*"/>
    </style:style>
    <style:style style:name="Pessoa.E" style:family="table-column">
      <style:table-column-properties style:column-width="3.415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651cm" style:rel-column-width="14076*"/>
    </style:style>
    <style:style style:name="Tabela2.B" style:family="table-column">
      <style:table-column-properties style:column-width="3.519cm" style:rel-column-width="13566*"/>
    </style:style>
    <style:style style:name="Tabela2.C" style:family="table-column">
      <style:table-column-properties style:column-width="3.027cm" style:rel-column-width="11669*"/>
    </style:style>
    <style:style style:name="Tabela2.D" style:family="table-column">
      <style:table-column-properties style:column-width="3.399cm" style:rel-column-width="13104*"/>
    </style:style>
    <style:style style:name="Tabela2.E" style:family="table-column">
      <style:table-column-properties style:column-width="3.403cm" style:rel-column-width="13120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3260*"/>
    </style:style>
    <style:style style:name="Tabela3.B" style:family="table-column">
      <style:table-column-properties style:column-width="3.358cm" style:rel-column-width="12947*"/>
    </style:style>
    <style:style style:name="Tabela3.C" style:family="table-column">
      <style:table-column-properties style:column-width="3.401cm" style:rel-column-width="13111*"/>
    </style:style>
    <style:style style:name="Tabela3.D" style:family="table-column">
      <style:table-column-properties style:column-width="3.399cm" style:rel-column-width="13104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3229*"/>
    </style:style>
    <style:style style:name="Tabela4.B" style:family="table-column">
      <style:table-column-properties style:column-width="3.358cm" style:rel-column-width="12917*"/>
    </style:style>
    <style:style style:name="Tabela4.C" style:family="table-column">
      <style:table-column-properties style:column-width="3.401cm" style:rel-column-width="13079*"/>
    </style:style>
    <style:style style:name="Tabela4.D" style:family="table-column">
      <style:table-column-properties style:column-width="2.951cm" style:rel-column-width="11349*"/>
    </style:style>
    <style:style style:name="Tabela4.E" style:family="table-column">
      <style:table-column-properties style:column-width="3.889cm" style:rel-column-width="14961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3229*"/>
    </style:style>
    <style:style style:name="Tabela5.B" style:family="table-column">
      <style:table-column-properties style:column-width="3.358cm" style:rel-column-width="12917*"/>
    </style:style>
    <style:style style:name="Tabela5.C" style:family="table-column">
      <style:table-column-properties style:column-width="3.401cm" style:rel-column-width="13079*"/>
    </style:style>
    <style:style style:name="Tabela5.D" style:family="table-column">
      <style:table-column-properties style:column-width="2.951cm" style:rel-column-width="11349*"/>
    </style:style>
    <style:style style:name="Tabela5.E" style:family="table-column">
      <style:table-column-properties style:column-width="3.889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3229*"/>
    </style:style>
    <style:style style:name="Tabela6.B" style:family="table-column">
      <style:table-column-properties style:column-width="3.358cm" style:rel-column-width="12917*"/>
    </style:style>
    <style:style style:name="Tabela6.C" style:family="table-column">
      <style:table-column-properties style:column-width="3.401cm" style:rel-column-width="13079*"/>
    </style:style>
    <style:style style:name="Tabela6.D" style:family="table-column">
      <style:table-column-properties style:column-width="2.951cm" style:rel-column-width="11349*"/>
    </style:style>
    <style:style style:name="Tabela6.E" style:family="table-column">
      <style:table-column-properties style:column-width="3.889cm" style:rel-column-width="14961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9cm" fo:margin-left="0cm" fo:margin-right="-0.041cm" table:align="margins"/>
    </style:style>
    <style:style style:name="Tabela7.A" style:family="table-column">
      <style:table-column-properties style:column-width="3.44cm" style:rel-column-width="13229*"/>
    </style:style>
    <style:style style:name="Tabela7.B" style:family="table-column">
      <style:table-column-properties style:column-width="3.358cm" style:rel-column-width="12917*"/>
    </style:style>
    <style:style style:name="Tabela7.C" style:family="table-column">
      <style:table-column-properties style:column-width="3.401cm" style:rel-column-width="13079*"/>
    </style:style>
    <style:style style:name="Tabela7.D" style:family="table-column">
      <style:table-column-properties style:column-width="2.951cm" style:rel-column-width="11349*"/>
    </style:style>
    <style:style style:name="Tabela7.E" style:family="table-column">
      <style:table-column-properties style:column-width="3.889cm" style:rel-column-width="14961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621cm" fo:margin-left="0cm" fo:margin-right="-0.623cm" table:align="margins"/>
    </style:style>
    <style:style style:name="Tabela8.A" style:family="table-column">
      <style:table-column-properties style:column-width="3.438cm" style:rel-column-width="12785*"/>
    </style:style>
    <style:style style:name="Tabela8.B" style:family="table-column">
      <style:table-column-properties style:column-width="3.358cm" style:rel-column-width="12490*"/>
    </style:style>
    <style:style style:name="Tabela8.C" style:family="table-column">
      <style:table-column-properties style:column-width="2.544cm" style:rel-column-width="9459*"/>
    </style:style>
    <style:style style:name="Tabela8.D" style:family="table-column">
      <style:table-column-properties style:column-width="3.149cm" style:rel-column-width="11709*"/>
    </style:style>
    <style:style style:name="Tabela8.E" style:family="table-column">
      <style:table-column-properties style:column-width="5.133cm" style:rel-column-width="1909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039cm" fo:margin-left="0cm" fo:margin-right="-0.041cm" table:align="margins"/>
    </style:style>
    <style:style style:name="Tabela9.A" style:family="table-column">
      <style:table-column-properties style:column-width="3.438cm" style:rel-column-width="13222*"/>
    </style:style>
    <style:style style:name="Tabela9.B" style:family="table-column">
      <style:table-column-properties style:column-width="3.358cm" style:rel-column-width="12917*"/>
    </style:style>
    <style:style style:name="Tabela9.C" style:family="table-column">
      <style:table-column-properties style:column-width="2.914cm" style:rel-column-width="11207*"/>
    </style:style>
    <style:style style:name="Tabela9.D" style:family="table-column">
      <style:table-column-properties style:column-width="3.016cm" style:rel-column-width="11600*"/>
    </style:style>
    <style:style style:name="Tabela9.E" style:family="table-column">
      <style:table-column-properties style:column-width="4.313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039cm" fo:margin-left="0cm" fo:margin-right="-0.041cm" table:align="margins"/>
    </style:style>
    <style:style style:name="Tabela10.A" style:family="table-column">
      <style:table-column-properties style:column-width="3.436cm" style:rel-column-width="13215*"/>
    </style:style>
    <style:style style:name="Tabela10.B" style:family="table-column">
      <style:table-column-properties style:column-width="3.358cm" style:rel-column-width="12917*"/>
    </style:style>
    <style:style style:name="Tabela10.C" style:family="table-column">
      <style:table-column-properties style:column-width="2.545cm" style:rel-column-width="9789*"/>
    </style:style>
    <style:style style:name="Tabela10.D" style:family="table-column">
      <style:table-column-properties style:column-width="3.096cm" style:rel-column-width="11906*"/>
    </style:style>
    <style:style style:name="Tabela10.E" style:family="table-column">
      <style:table-column-properties style:column-width="4.604cm" style:rel-column-width="17708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.039cm" fo:margin-left="0cm" fo:margin-right="-0.041cm" table:align="margins"/>
    </style:style>
    <style:style style:name="Tabela11.A" style:family="table-column">
      <style:table-column-properties style:column-width="3.438cm" style:rel-column-width="13222*"/>
    </style:style>
    <style:style style:name="Tabela11.B" style:family="table-column">
      <style:table-column-properties style:column-width="3.358cm" style:rel-column-width="12917*"/>
    </style:style>
    <style:style style:name="Tabela11.C" style:family="table-column">
      <style:table-column-properties style:column-width="2.914cm" style:rel-column-width="11207*"/>
    </style:style>
    <style:style style:name="Tabela11.D" style:family="table-column">
      <style:table-column-properties style:column-width="3.016cm" style:rel-column-width="11600*"/>
    </style:style>
    <style:style style:name="Tabela11.E" style:family="table-column">
      <style:table-column-properties style:column-width="4.313cm" style:rel-column-width="16589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39cm" fo:margin-left="0cm" fo:margin-right="-0.041cm" table:align="margins"/>
    </style:style>
    <style:style style:name="Tabela12.A" style:family="table-column">
      <style:table-column-properties style:column-width="3.438cm" style:rel-column-width="13222*"/>
    </style:style>
    <style:style style:name="Tabela12.B" style:family="table-column">
      <style:table-column-properties style:column-width="3.358cm" style:rel-column-width="12917*"/>
    </style:style>
    <style:style style:name="Tabela12.C" style:family="table-column">
      <style:table-column-properties style:column-width="2.914cm" style:rel-column-width="11207*"/>
    </style:style>
    <style:style style:name="Tabela12.D" style:family="table-column">
      <style:table-column-properties style:column-width="3.016cm" style:rel-column-width="11600*"/>
    </style:style>
    <style:style style:name="Tabela12.E" style:family="table-column">
      <style:table-column-properties style:column-width="4.313cm" style:rel-column-width="16589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.039cm" fo:margin-left="0cm" fo:margin-right="-0.041cm" table:align="margins"/>
    </style:style>
    <style:style style:name="Tabela13.A" style:family="table-column">
      <style:table-column-properties style:column-width="3.438cm" style:rel-column-width="13222*"/>
    </style:style>
    <style:style style:name="Tabela13.B" style:family="table-column">
      <style:table-column-properties style:column-width="3.358cm" style:rel-column-width="12917*"/>
    </style:style>
    <style:style style:name="Tabela13.C" style:family="table-column">
      <style:table-column-properties style:column-width="2.914cm" style:rel-column-width="11207*"/>
    </style:style>
    <style:style style:name="Tabela13.D" style:family="table-column">
      <style:table-column-properties style:column-width="3.016cm" style:rel-column-width="11600*"/>
    </style:style>
    <style:style style:name="Tabela13.E" style:family="table-column">
      <style:table-column-properties style:column-width="4.313cm" style:rel-column-width="16589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.039cm" fo:margin-left="0cm" fo:margin-right="-0.041cm" table:align="margins"/>
    </style:style>
    <style:style style:name="Tabela14.A" style:family="table-column">
      <style:table-column-properties style:column-width="3.438cm" style:rel-column-width="13222*"/>
    </style:style>
    <style:style style:name="Tabela14.B" style:family="table-column">
      <style:table-column-properties style:column-width="3.358cm" style:rel-column-width="12917*"/>
    </style:style>
    <style:style style:name="Tabela14.C" style:family="table-column">
      <style:table-column-properties style:column-width="2.914cm" style:rel-column-width="11207*"/>
    </style:style>
    <style:style style:name="Tabela14.D" style:family="table-column">
      <style:table-column-properties style:column-width="3.016cm" style:rel-column-width="11600*"/>
    </style:style>
    <style:style style:name="Tabela14.E" style:family="table-column">
      <style:table-column-properties style:column-width="4.313cm" style:rel-column-width="16589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.039cm" fo:margin-left="0cm" fo:margin-right="-0.041cm" table:align="margins"/>
    </style:style>
    <style:style style:name="Tabela15.A" style:family="table-column">
      <style:table-column-properties style:column-width="3.438cm" style:rel-column-width="13222*"/>
    </style:style>
    <style:style style:name="Tabela15.B" style:family="table-column">
      <style:table-column-properties style:column-width="3.358cm" style:rel-column-width="12917*"/>
    </style:style>
    <style:style style:name="Tabela15.C" style:family="table-column">
      <style:table-column-properties style:column-width="2.914cm" style:rel-column-width="11207*"/>
    </style:style>
    <style:style style:name="Tabela15.D" style:family="table-column">
      <style:table-column-properties style:column-width="3.016cm" style:rel-column-width="11600*"/>
    </style:style>
    <style:style style:name="Tabela15.E" style:family="table-column">
      <style:table-column-properties style:column-width="4.313cm" style:rel-column-width="16589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.039cm" fo:margin-left="0cm" fo:margin-right="-0.041cm" table:align="margins"/>
    </style:style>
    <style:style style:name="Tabela16.A" style:family="table-column">
      <style:table-column-properties style:column-width="3.438cm" style:rel-column-width="13222*"/>
    </style:style>
    <style:style style:name="Tabela16.B" style:family="table-column">
      <style:table-column-properties style:column-width="3.358cm" style:rel-column-width="12917*"/>
    </style:style>
    <style:style style:name="Tabela16.C" style:family="table-column">
      <style:table-column-properties style:column-width="2.914cm" style:rel-column-width="11207*"/>
    </style:style>
    <style:style style:name="Tabela16.D" style:family="table-column">
      <style:table-column-properties style:column-width="3.016cm" style:rel-column-width="11600*"/>
    </style:style>
    <style:style style:name="Tabela16.E" style:family="table-column">
      <style:table-column-properties style:column-width="4.313cm" style:rel-column-width="16589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.039cm" fo:margin-left="0cm" fo:margin-right="-0.041cm" table:align="margins"/>
    </style:style>
    <style:style style:name="Tabela17.A" style:family="table-column">
      <style:table-column-properties style:column-width="3.438cm" style:rel-column-width="13222*"/>
    </style:style>
    <style:style style:name="Tabela17.B" style:family="table-column">
      <style:table-column-properties style:column-width="3.358cm" style:rel-column-width="12917*"/>
    </style:style>
    <style:style style:name="Tabela17.C" style:family="table-column">
      <style:table-column-properties style:column-width="2.914cm" style:rel-column-width="11207*"/>
    </style:style>
    <style:style style:name="Tabela17.D" style:family="table-column">
      <style:table-column-properties style:column-width="3.016cm" style:rel-column-width="11600*"/>
    </style:style>
    <style:style style:name="Tabela17.E" style:family="table-column">
      <style:table-column-properties style:column-width="4.313cm" style:rel-column-width="16589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.039cm" fo:margin-left="0cm" fo:margin-right="-0.041cm" table:align="margins"/>
    </style:style>
    <style:style style:name="Tabela18.A" style:family="table-column">
      <style:table-column-properties style:column-width="3.438cm" style:rel-column-width="13222*"/>
    </style:style>
    <style:style style:name="Tabela18.B" style:family="table-column">
      <style:table-column-properties style:column-width="3.358cm" style:rel-column-width="12917*"/>
    </style:style>
    <style:style style:name="Tabela18.C" style:family="table-column">
      <style:table-column-properties style:column-width="2.914cm" style:rel-column-width="11207*"/>
    </style:style>
    <style:style style:name="Tabela18.D" style:family="table-column">
      <style:table-column-properties style:column-width="3.016cm" style:rel-column-width="11600*"/>
    </style:style>
    <style:style style:name="Tabela18.E" style:family="table-column">
      <style:table-column-properties style:column-width="4.313cm" style:rel-column-width="16589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7.039cm" fo:margin-left="0cm" fo:margin-right="-0.041cm" table:align="margins"/>
    </style:style>
    <style:style style:name="Tabela19.A" style:family="table-column">
      <style:table-column-properties style:column-width="3.438cm" style:rel-column-width="13222*"/>
    </style:style>
    <style:style style:name="Tabela19.B" style:family="table-column">
      <style:table-column-properties style:column-width="3.358cm" style:rel-column-width="12917*"/>
    </style:style>
    <style:style style:name="Tabela19.C" style:family="table-column">
      <style:table-column-properties style:column-width="2.914cm" style:rel-column-width="11207*"/>
    </style:style>
    <style:style style:name="Tabela19.D" style:family="table-column">
      <style:table-column-properties style:column-width="3.016cm" style:rel-column-width="11600*"/>
    </style:style>
    <style:style style:name="Tabela19.E" style:family="table-column">
      <style:table-column-properties style:column-width="4.313cm" style:rel-column-width="16589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7.039cm" fo:margin-left="0cm" fo:margin-right="-0.041cm" table:align="margins"/>
    </style:style>
    <style:style style:name="Tabela20.A" style:family="table-column">
      <style:table-column-properties style:column-width="3.438cm" style:rel-column-width="13222*"/>
    </style:style>
    <style:style style:name="Tabela20.B" style:family="table-column">
      <style:table-column-properties style:column-width="3.358cm" style:rel-column-width="12917*"/>
    </style:style>
    <style:style style:name="Tabela20.C" style:family="table-column">
      <style:table-column-properties style:column-width="2.914cm" style:rel-column-width="11207*"/>
    </style:style>
    <style:style style:name="Tabela20.D" style:family="table-column">
      <style:table-column-properties style:column-width="3.016cm" style:rel-column-width="11600*"/>
    </style:style>
    <style:style style:name="Tabela20.E" style:family="table-column">
      <style:table-column-properties style:column-width="4.313cm" style:rel-column-width="16589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7.066cm" fo:margin-left="0cm" fo:margin-right="-0.067cm" table:align="margins"/>
    </style:style>
    <style:style style:name="Tabela21.A" style:family="table-column">
      <style:table-column-properties style:column-width="3.436cm" style:rel-column-width="13195*"/>
    </style:style>
    <style:style style:name="Tabela21.B" style:family="table-column">
      <style:table-column-properties style:column-width="3.358cm" style:rel-column-width="12897*"/>
    </style:style>
    <style:style style:name="Tabela21.C" style:family="table-column">
      <style:table-column-properties style:column-width="2.914cm" style:rel-column-width="11190*"/>
    </style:style>
    <style:style style:name="Tabela21.D" style:family="table-column">
      <style:table-column-properties style:column-width="2.753cm" style:rel-column-width="10573*"/>
    </style:style>
    <style:style style:name="Tabela21.E" style:family="table-column">
      <style:table-column-properties style:column-width="4.604cm" style:rel-column-width="17680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7.066cm" fo:margin-left="0cm" fo:margin-right="-0.067cm" table:align="margins"/>
    </style:style>
    <style:style style:name="Tabela22.A" style:family="table-column">
      <style:table-column-properties style:column-width="3.436cm" style:rel-column-width="13195*"/>
    </style:style>
    <style:style style:name="Tabela22.B" style:family="table-column">
      <style:table-column-properties style:column-width="3.358cm" style:rel-column-width="12897*"/>
    </style:style>
    <style:style style:name="Tabela22.C" style:family="table-column">
      <style:table-column-properties style:column-width="2.914cm" style:rel-column-width="11190*"/>
    </style:style>
    <style:style style:name="Tabela22.D" style:family="table-column">
      <style:table-column-properties style:column-width="2.753cm" style:rel-column-width="10573*"/>
    </style:style>
    <style:style style:name="Tabela22.E" style:family="table-column">
      <style:table-column-properties style:column-width="4.60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7.066cm" fo:margin-left="0cm" fo:margin-right="-0.067cm" table:align="margins"/>
    </style:style>
    <style:style style:name="Tabela23.A" style:family="table-column">
      <style:table-column-properties style:column-width="3.436cm" style:rel-column-width="13195*"/>
    </style:style>
    <style:style style:name="Tabela23.B" style:family="table-column">
      <style:table-column-properties style:column-width="3.358cm" style:rel-column-width="12897*"/>
    </style:style>
    <style:style style:name="Tabela23.C" style:family="table-column">
      <style:table-column-properties style:column-width="2.914cm" style:rel-column-width="11190*"/>
    </style:style>
    <style:style style:name="Tabela23.D" style:family="table-column">
      <style:table-column-properties style:column-width="2.753cm" style:rel-column-width="10573*"/>
    </style:style>
    <style:style style:name="Tabela23.E" style:family="table-column">
      <style:table-column-properties style:column-width="4.604cm" style:rel-column-width="17680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7.066cm" fo:margin-left="0cm" fo:margin-right="-0.067cm" table:align="margins"/>
    </style:style>
    <style:style style:name="Tabela24.A" style:family="table-column">
      <style:table-column-properties style:column-width="3.436cm" style:rel-column-width="13195*"/>
    </style:style>
    <style:style style:name="Tabela24.B" style:family="table-column">
      <style:table-column-properties style:column-width="3.358cm" style:rel-column-width="12897*"/>
    </style:style>
    <style:style style:name="Tabela24.C" style:family="table-column">
      <style:table-column-properties style:column-width="2.914cm" style:rel-column-width="11190*"/>
    </style:style>
    <style:style style:name="Tabela24.D" style:family="table-column">
      <style:table-column-properties style:column-width="2.753cm" style:rel-column-width="10573*"/>
    </style:style>
    <style:style style:name="Tabela24.E" style:family="table-column">
      <style:table-column-properties style:column-width="4.60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 style:list-style-name="L6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9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1">
      <style:paragraph-properties fo:text-align="center" style:justify-single-word="false"/>
    </style:style>
    <style:style style:name="P15" style:family="paragraph" style:parent-style-name="Table_20_Contents" style:list-style-name="L5">
      <style:paragraph-properties fo:text-align="center" style:justify-single-word="false"/>
    </style:style>
    <style:style style:name="P16" style:family="paragraph" style:parent-style-name="Table_20_Contents" style:list-style-name="L7">
      <style:paragraph-properties fo:text-align="center" style:justify-single-word="false"/>
    </style:style>
    <style:style style:name="P17" style:family="paragraph" style:parent-style-name="Table_20_Contents" style:list-style-name="L8">
      <style:paragraph-properties fo:text-align="center" style:justify-single-word="false"/>
    </style:style>
    <style:style style:name="P18" style:family="paragraph" style:parent-style-name="Table_20_Contents" style:list-style-name="L9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2835890971900130221" text:style-name="L1">
              <text:list-item>
                <text:p text:style-name="P8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6918631662326639095" text:style-name="L2">
              <text:list-item>
                <text:p text:style-name="P9">Unico</text:p>
              </text:list-item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34445072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34446142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4441577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4437253" text:continue-numbering="true" text:style-name="L2">
              <text:list-header>
                <text:p text:style-name="P9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4423310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34444761" text:continue-numbering="true" text:style-name="L2">
              <text:list-item>
                <text:p text:style-name="P9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34433659" text:continue-list="list2835890971900130221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34445612" text:continue-numbering="true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34435677" text:continue-numbering="true" text:style-name="L1">
              <text:list-item>
                <text:p text:style-name="P14">Não nulo</text:p>
              </text:list-item>
              <text:list-item>
                <text:p text:style-name="P14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4777044949815154881" text:style-name="L3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34420479" text:continue-numbering="true" text:style-name="L3">
              <text:list-item>
                <text:p text:style-name="P10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34420924" text:continue-numbering="true" text:style-name="L3">
              <text:list-item>
                <text:p text:style-name="P10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4423858" text:continue-list="list34435677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4419096" text:continue-numbering="true" text:style-name="L1">
              <text:list-item>
                <text:p text:style-name="P14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34419991" text:continue-numbering="true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34445006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4439044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4432134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4468989239627344553" text:style-name="L4">
              <text:list-item>
                <text:p text:style-name="P11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5"/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3145698950686737276" text:style-name="L5">
              <text:list-item>
                <text:p text:style-name="P15">Chave primária</text:p>
              </text:list-item>
            </text:list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5578315244995475801" text:style-name="L6">
              <text:list-item>
                <text:p text:style-name="P12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1839566312830504924" text:style-name="L7">
              <text:list-item>
                <text:p text:style-name="P16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3640618843054512867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34422299" text:continue-numbering="true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4416123" text:continue-numbering="true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4416183" text:continue-numbering="true" text:style-name="L8">
              <text:list-item>
                <text:p text:style-name="P17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ext:soft-page-break/>
          <table:table-row>
            <table:table-cell table:style-name="Tabela7.A1" table:number-columns-spanned="5" office:value-type="string">
              <text:p text:style-name="Table_20_Heading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4">ATRIBUTO</text:p>
          </table:table-cell>
          <table:table-cell table:style-name="Tabela7.A2" office:value-type="string">
            <text:p text:style-name="P4">DESCRIÇÃO</text:p>
          </table:table-cell>
          <table:table-cell table:style-name="Tabela7.A2" office:value-type="string">
            <text:p text:style-name="P4">TIPO</text:p>
          </table:table-cell>
          <table:table-cell table:style-name="Tabela7.A2" office:value-type="string">
            <text:p text:style-name="P4">DOMÍNIO</text:p>
          </table:table-cell>
          <table:table-cell table:style-name="Tabela7.E2" office:value-type="string">
            <text:p text:style-name="P4">RESTRIÇÃO</text:p>
          </table:table-cell>
        </table:table-row>
        <table:table-row>
          <table:table-cell table:style-name="Tabela7.A3" office:value-type="string">
            <text:p text:style-name="P4">cpfFunc</text:p>
          </table:table-cell>
          <table:table-cell table:style-name="Tabela7.A3" office:value-type="string">
            <text:p text:style-name="P5">Atributo que representa o CPF do funcionário.</text:p>
          </table:table-cell>
          <table:table-cell table:style-name="Tabela7.A3" office:value-type="string">
            <text:p text:style-name="P5">String(11)</text:p>
          </table:table-cell>
          <table:table-cell table:style-name="Tabela7.A3" office:value-type="string">
            <text:p text:style-name="P5">String(11)</text:p>
          </table:table-cell>
          <table:table-cell table:style-name="Tabela7.E3" office:value-type="string">
            <text:list xml:id="list2669194531926464469" text:style-name="L9">
              <text:list-item>
                <text:p text:style-name="P13">Chave estrangeira que referencia o "CPF" da relação "ESTOQUE"</text:p>
              </text:list-item>
            </text:list>
            <text:list xml:id="list34438559" text:continue-list="list5578315244995475801" text:style-name="L6">
              <text:list-item>
                <text:p text:style-name="P12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4">idEstoque</text:p>
          </table:table-cell>
          <table:table-cell table:style-name="Tabela7.A3" office:value-type="string">
            <text:p text:style-name="P5">Atributo que representa o identificador do estoque.</text:p>
          </table:table-cell>
          <table:table-cell table:style-name="Tabela7.A3" office:value-type="string">
            <text:p text:style-name="P5">Integer</text:p>
          </table:table-cell>
          <table:table-cell table:style-name="Tabela7.A3" office:value-type="string">
            <text:p text:style-name="P5">Número inteiros positivos</text:p>
          </table:table-cell>
          <table:table-cell table:style-name="Tabela7.E3" office:value-type="string">
            <text:list xml:id="list34418696" text:continue-numbering="true" text:style-name="L6">
              <text:list-item>
                <text:p text:style-name="P12">Chave primária</text:p>
              </text:list-item>
              <text:list-item>
                <text:p text:style-name="P12">Chave estrangeira que referencia o "ID" da relação "ESTOQUE"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able:table-row>
            <table:table-cell table:style-name="Tabela8.A1" table:number-columns-spanned="5" office:value-type="string">
              <text:p text:style-name="Table_20_Heading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4">ATRIBUTO</text:p>
          </table:table-cell>
          <table:table-cell table:style-name="Tabela8.A2" office:value-type="string">
            <text:p text:style-name="P4">DESCRIÇÃO</text:p>
          </table:table-cell>
          <table:table-cell table:style-name="Tabela8.A2" office:value-type="string">
            <text:p text:style-name="P4">TIPO</text:p>
          </table:table-cell>
          <table:table-cell table:style-name="Tabela8.A2" office:value-type="string">
            <text:p text:style-name="P4">DOMÍNIO</text:p>
          </table:table-cell>
          <table:table-cell table:style-name="Tabela8.E2" office:value-type="string">
            <text:p text:style-name="P4">RESTRIÇÃO</text:p>
          </table:table-cell>
        </table:table-row>
        <table:table-row>
          <table:table-cell table:style-name="Tabela8.A3" office:value-type="string">
            <text:p text:style-name="P4">cpfGerente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4434092" text:continue-numbering="true" text:style-name="L6">
              <text:list-item>
                <text:p text:style-name="P12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pfFuncionario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4440749" text:continue-numbering="true" text:style-name="L6">
              <text:list-item>
                <text:p text:style-name="P12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odPeca</text:p>
          </table:table-cell>
          <table:table-cell table:style-name="Tabela8.A3" office:value-type="string">
            <text:p text:style-name="P5">Atributo que representa o codigo da peça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4419613" text:continue-numbering="true" text:style-name="L6">
              <text:list-item>
                <text:p text:style-name="P12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data</text:p>
          </table:table-cell>
          <table:table-cell table:style-name="Tabela8.A3" office:value-type="string">
            <text:p text:style-name="P5">Atributo que representa a data.</text:p>
          </table:table-cell>
          <table:table-cell table:style-name="Tabela8.A3" office:value-type="string">
            <text:p text:style-name="P5">Date</text:p>
          </table:table-cell>
          <table:table-cell table:style-name="Tabela8.A3" office:value-type="string">
            <text:p text:style-name="P5">Dd/mm/yyyy</text:p>
          </table:table-cell>
          <table:table-cell table:style-name="Tabela8.E3" office:value-type="string">
            <text:list xml:id="list34424044" text:continue-numbering="true" text:style-name="L6">
              <text:list-item>
                <text:p text:style-name="P12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ext:soft-page-break/>
          <table:table-row>
            <table:table-cell table:style-name="Tabela9.A1" table:number-columns-spanned="5" office:value-type="string">
              <text:p text:style-name="Table_20_Heading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4">ATRIBUTO</text:p>
          </table:table-cell>
          <table:table-cell table:style-name="Tabela9.A2" office:value-type="string">
            <text:p text:style-name="P4">DESCRIÇÃO</text:p>
          </table:table-cell>
          <table:table-cell table:style-name="Tabela9.A2" office:value-type="string">
            <text:p text:style-name="P4">TIPO</text:p>
          </table:table-cell>
          <table:table-cell table:style-name="Tabela9.A2" office:value-type="string">
            <text:p text:style-name="P4">DOMÍNIO</text:p>
          </table:table-cell>
          <table:table-cell table:style-name="Tabela9.E2" office:value-type="string">
            <text:p text:style-name="P4">RESTRIÇÃO</text:p>
          </table:table-cell>
        </table:table-row>
        <table:table-row>
          <table:table-cell table:style-name="Tabela9.A3" office:value-type="string">
            <text:p text:style-name="P4">id</text:p>
          </table:table-cell>
          <table:table-cell table:style-name="Tabela9.A3" office:value-type="string">
            <text:p text:style-name="P5">Atributo que representa o identificador do pedido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4431078" text:continue-list="list2669194531926464469" text:style-name="L9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4">quantidade</text:p>
          </table:table-cell>
          <table:table-cell table:style-name="Tabela9.A3" office:value-type="string">
            <text:p text:style-name="P5">Atributo que representa a quantidade de peças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4442053" text:continue-numbering="true" text:style-name="L9">
              <text:list-header>
                <text:p text:style-name="P18"/>
              </text:list-header>
            </text:list>
          </table:table-cell>
        </table:table-row>
        <table:table-row>
          <table:table-cell table:style-name="Tabela9.A3" office:value-type="string">
            <text:p text:style-name="P4">data</text:p>
          </table:table-cell>
          <table:table-cell table:style-name="Tabela9.A3" office:value-type="string">
            <text:p text:style-name="P5">Atributo que representa a data.</text:p>
          </table:table-cell>
          <table:table-cell table:style-name="Tabela9.A3" office:value-type="string">
            <text:p text:style-name="P5">Date</text:p>
          </table:table-cell>
          <table:table-cell table:style-name="Tabela9.A3" office:value-type="string">
            <text:p text:style-name="P5">Dd/mm/yyyy</text:p>
          </table:table-cell>
          <table:table-cell table:style-name="Tabela9.E3" office:value-type="string">
            <text:list xml:id="list34443408" text:continue-numbering="true" text:style-name="L9">
              <text:list-header>
                <text:p text:style-name="P18"/>
              </text:list-header>
            </text:list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table:number-columns-spanned="5" office:value-type="string">
              <text:p text:style-name="Table_20_Heading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4">ATRIBUTO</text:p>
          </table:table-cell>
          <table:table-cell table:style-name="Tabela10.A2" office:value-type="string">
            <text:p text:style-name="P4">DESCRIÇÃO</text:p>
          </table:table-cell>
          <table:table-cell table:style-name="Tabela10.A2" office:value-type="string">
            <text:p text:style-name="P4">TIPO</text:p>
          </table:table-cell>
          <table:table-cell table:style-name="Tabela10.A2" office:value-type="string">
            <text:p text:style-name="P4">DOMÍNIO</text:p>
          </table:table-cell>
          <table:table-cell table:style-name="Tabela10.E2" office:value-type="string">
            <text:p text:style-name="P4">RESTRIÇÃO</text:p>
          </table:table-cell>
        </table:table-row>
        <table:table-row>
          <table:table-cell table:style-name="Tabela10.A3" office:value-type="string">
            <text:p text:style-name="P4">idPedido</text:p>
          </table:table-cell>
          <table:table-cell table:style-name="Tabela10.A3" office:value-type="string">
            <text:p text:style-name="P5">Atributo que representa o identificador do pedido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3" office:value-type="string">
            <text:list xml:id="list34420209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4">CodPeca</text:p>
          </table:table-cell>
          <table:table-cell table:style-name="Tabela10.A3" office:value-type="string">
            <text:p text:style-name="P5">Atributo que representa o código da peça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4" office:value-type="string">
            <text:list xml:id="list34443586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Table_20_Heading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4">DESCRIÇÃO</text:p>
          </table:table-cell>
          <table:table-cell table:style-name="Tabela11.A2" office:value-type="string">
            <text:p text:style-name="P4">TIPO</text:p>
          </table:table-cell>
          <table:table-cell table:style-name="Tabela11.A2" office:value-type="string">
            <text:p text:style-name="P4">DOMÍNIO</text:p>
          </table:table-cell>
          <table:table-cell table:style-name="Tabela11.E2" office:value-type="string">
            <text:p text:style-name="P4">RESTRIÇÃO</text:p>
          </table:table-cell>
        </table:table-row>
        <table:table-row>
          <table:table-cell table:style-name="Tabela11.A3" office:value-type="string">
            <text:p text:style-name="P4">idPedido</text:p>
          </table:table-cell>
          <table:table-cell table:style-name="Tabela11.A3" office:value-type="string">
            <text:p text:style-name="P5">Atributo que representa o identificador do pedido.</text:p>
          </table:table-cell>
          <table:table-cell table:style-name="Tabela11.A3" office:value-type="string">
            <text:p text:style-name="P5">Inteiro</text:p>
          </table:table-cell>
          <table:table-cell table:style-name="Tabela11.A3" office:value-type="string">
            <text:p text:style-name="P5">Números inteiros e positivos</text:p>
          </table:table-cell>
          <table:table-cell table:style-name="Tabela11.E3" office:value-type="string">
            <text:list xml:id="list34446205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4">cpfGerente</text:p>
          </table:table-cell>
          <table:table-cell table:style-name="Tabela11.A3" office:value-type="string">
            <text:p text:style-name="P5">Atributo que representa o CPF do gerente.</text:p>
          </table:table-cell>
          <table:table-cell table:style-name="Tabela11.A3" office:value-type="string">
            <text:p text:style-name="P5">Integer</text:p>
          </table:table-cell>
          <table:table-cell table:style-name="Tabela11.A3" office:value-type="string">
            <text:p text:style-name="P5">Número inteiros positivos</text:p>
          </table:table-cell>
          <table:table-cell table:style-name="Tabela11.E3" office:value-type="string">
            <text:list xml:id="list34434311" text:continue-list="list34424044" text:style-name="L6">
              <text:list-item>
                <text:p text:style-name="P12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able:table-row>
            <table:table-cell table:style-name="Tabela12.A1" table:number-columns-spanned="5" office:value-type="string">
              <text:p text:style-name="Table_20_Heading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4">DESCRIÇÃO</text:p>
          </table:table-cell>
          <table:table-cell table:style-name="Tabela12.A2" office:value-type="string">
            <text:p text:style-name="P4">TIPO</text:p>
          </table:table-cell>
          <table:table-cell table:style-name="Tabela12.A2" office:value-type="string">
            <text:p text:style-name="P4">DOMÍNIO</text:p>
          </table:table-cell>
          <table:table-cell table:style-name="Tabela12.E2" office:value-type="string">
            <text:p text:style-name="P4">RESTRIÇÃO</text:p>
          </table:table-cell>
        </table:table-row>
        <table:table-row>
          <table:table-cell table:style-name="Tabela12.A3" office:value-type="string">
            <text:p text:style-name="P4">nomeDaEmpresa</text:p>
          </table:table-cell>
          <table:table-cell table:style-name="Tabela12.A3" office:value-type="string">
            <text:p text:style-name="P5">Atributo que representa o nome da empresa fornecedora.</text:p>
          </table:table-cell>
          <table:table-cell table:style-name="Tabela12.A3" office:value-type="string">
            <text:p text:style-name="P5">String(50)</text:p>
          </table:table-cell>
          <table:table-cell table:style-name="Tabela12.A3" office:value-type="string">
            <text:p text:style-name="P5">String(50)</text:p>
          </table:table-cell>
          <table:table-cell table:style-name="Tabela12.E3" office:value-type="string">
            <text:list xml:id="list34445759" text:continue-list="list34446205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EDIDO"</text:p>
              </text:list-item>
            </text:list>
          </table:table-cell>
        </table:table-row>
        <table:table-row>
          <table:table-cell table:style-name="Tabela12.A3" office:value-type="string">
            <text:p text:style-name="P4">codigo</text:p>
          </table:table-cell>
          <table:table-cell table:style-name="Tabela12.A3" office:value-type="string">
            <text:p text:style-name="P5">Atributo que representa o código da empresa fornecedor.</text:p>
          </table:table-cell>
          <table:table-cell table:style-name="Tabela12.A3" office:value-type="string">
            <text:p text:style-name="P5">Inteiro</text:p>
          </table:table-cell>
          <table:table-cell table:style-name="Tabela12.A3" office:value-type="string">
            <text:p text:style-name="P5">Números inteiros e positivos</text:p>
          </table:table-cell>
          <table:table-cell table:style-name="Tabela12.E3" office:value-type="string">
            <text:list xml:id="list34445775" text:continue-numbering="true" text:style-name="L9">
              <text:list-item>
                <text:p text:style-name="P13">Não nulo </text:p>
              </text:list-item>
            </text:list>
          </table:table-cell>
        </table:table-row>
        <table:table-row>
          <table:table-cell table:style-name="Tabela12.A3" office:value-type="string">
            <text:p text:style-name="P4">cnpj</text:p>
          </table:table-cell>
          <table:table-cell table:style-name="Tabela12.A3" office:value-type="string">
            <text:p text:style-name="P5">Atributo que representa o CNPJ da empresa fornecedora.</text:p>
          </table:table-cell>
          <table:table-cell table:style-name="Tabela12.A3" office:value-type="string">
            <text:p text:style-name="P5">String(20)</text:p>
          </table:table-cell>
          <table:table-cell table:style-name="Tabela12.A3" office:value-type="string">
            <text:p text:style-name="P5">String(20)</text:p>
          </table:table-cell>
          <table:table-cell table:style-name="Tabela12.E3" office:value-type="string">
            <text:list xml:id="list34441351" text:continue-numbering="true" text:style-name="L9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4">endereco</text:p>
          </table:table-cell>
          <table:table-cell table:style-name="Tabela12.A3" office:value-type="string">
            <text:p text:style-name="P5">Atributo que representa o endereço da empresa fornecedora.</text:p>
          </table:table-cell>
          <table:table-cell table:style-name="Tabela12.A3" office:value-type="string">
            <text:p text:style-name="P5">String(100)</text:p>
          </table:table-cell>
          <table:table-cell table:style-name="Tabela12.A3" office:value-type="string">
            <text:p text:style-name="P5">String(100)</text:p>
          </table:table-cell>
          <table:table-cell table:style-name="Tabela12.E3" office:value-type="string">
            <text:list xml:id="list34417534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Table_20_Heading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4">DESCRIÇÃO</text:p>
          </table:table-cell>
          <table:table-cell table:style-name="Tabela13.A2" office:value-type="string">
            <text:p text:style-name="P4">TIPO</text:p>
          </table:table-cell>
          <table:table-cell table:style-name="Tabela13.A2" office:value-type="string">
            <text:p text:style-name="P4">DOMÍNIO</text:p>
          </table:table-cell>
          <table:table-cell table:style-name="Tabela13.E2" office:value-type="string">
            <text:p text:style-name="P4">RESTRIÇÃO</text:p>
          </table:table-cell>
        </table:table-row>
        <table:table-row>
          <table:table-cell table:style-name="Tabela13.A3" office:value-type="string">
            <text:p text:style-name="P4">cnpj</text:p>
          </table:table-cell>
          <table:table-cell table:style-name="Tabela13.A3" office:value-type="string">
            <text:p text:style-name="P5">Atributo que representa o CNPJ da empresa fornecedora.</text:p>
          </table:table-cell>
          <table:table-cell table:style-name="Tabela13.A3" office:value-type="string">
            <text:p text:style-name="P5">String(20)</text:p>
          </table:table-cell>
          <table:table-cell table:style-name="Tabela13.A3" office:value-type="string">
            <text:p text:style-name="P5">String(20)</text:p>
          </table:table-cell>
          <table:table-cell table:style-name="Tabela13.E3" office:value-type="string">
            <text:list xml:id="list34439728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4">idPedido</text:p>
          </table:table-cell>
          <table:table-cell table:style-name="Tabela13.A3" office:value-type="string">
            <text:p text:style-name="P5">Atributo que representa o identificador do pedido.</text:p>
          </table:table-cell>
          <table:table-cell table:style-name="Tabela13.A3" office:value-type="string">
            <text:p text:style-name="P5">Inteiro</text:p>
          </table:table-cell>
          <table:table-cell table:style-name="Tabela13.A3" office:value-type="string">
            <text:p text:style-name="P5">Números inteiros e positivos</text:p>
          </table:table-cell>
          <table:table-cell table:style-name="Tabela13.E3" office:value-type="string">
            <text:list xml:id="list34429078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Table_20_Heading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4">DESCRIÇÃO</text:p>
          </table:table-cell>
          <table:table-cell table:style-name="Tabela14.A2" office:value-type="string">
            <text:p text:style-name="P4">TIPO</text:p>
          </table:table-cell>
          <table:table-cell table:style-name="Tabela14.A2" office:value-type="string">
            <text:p text:style-name="P4">DOMÍNIO</text:p>
          </table:table-cell>
          <table:table-cell table:style-name="Tabela14.E2" office:value-type="string">
            <text:p text:style-name="P4">RESTRIÇÃO</text:p>
          </table:table-cell>
        </table:table-row>
        <table:table-row>
          <table:table-cell table:style-name="Tabela14.A3" office:value-type="string">
            <text:p text:style-name="P4">cnpj</text:p>
          </table:table-cell>
          <table:table-cell table:style-name="Tabela14.A3" office:value-type="string">
            <text:p text:style-name="P5">Atributo que representa o CNPJ da empresa fornecedora.</text:p>
          </table:table-cell>
          <table:table-cell table:style-name="Tabela14.A3" office:value-type="string">
            <text:p text:style-name="P5">String(20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34421384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4">telefone</text:p>
          </table:table-cell>
          <table:table-cell table:style-name="Tabela14.A3" office:value-type="string">
            <text:p text:style-name="P5">Atributo que representa o telefone da empresa fornecedora.</text:p>
          </table:table-cell>
          <table:table-cell table:style-name="Tabela14.A3" office:value-type="string">
            <text:p text:style-name="P5">String(11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34424861" text:continue-numbering="true" text:style-name="L9">
              <text:list-item>
                <text:p text:style-name="P13">Chave primária</text:p>
                <text:p text:style-name="P13"/>
              </text:list-item>
            </text:list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Table_20_Heading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4">DESCRIÇÃO</text:p>
          </table:table-cell>
          <table:table-cell table:style-name="Tabela15.A2" office:value-type="string">
            <text:p text:style-name="P4">TIPO</text:p>
          </table:table-cell>
          <table:table-cell table:style-name="Tabela15.A2" office:value-type="string">
            <text:p text:style-name="P4">DOMÍNIO</text:p>
          </table:table-cell>
          <table:table-cell table:style-name="Tabela15.E2" office:value-type="string">
            <text:p text:style-name="P4">RESTRIÇÃO</text:p>
          </table:table-cell>
        </table:table-row>
        <table:table-row>
          <table:table-cell table:style-name="Tabela15.A3" office:value-type="string">
            <text:p text:style-name="P4">id</text:p>
          </table:table-cell>
          <table:table-cell table:style-name="Tabela15.A3" office:value-type="string">
            <text:p text:style-name="P5">Atributo que representa o identificador do agendamento.</text:p>
          </table:table-cell>
          <table:table-cell table:style-name="Tabela15.A3" office:value-type="string">
            <text:p text:style-name="P5">Inteiro</text:p>
          </table:table-cell>
          <table:table-cell table:style-name="Tabela15.A3" office:value-type="string">
            <text:p text:style-name="P5">Números inteiros e positivos</text:p>
          </table:table-cell>
          <table:table-cell table:style-name="Tabela15.E3" office:value-type="string">
            <text:list xml:id="list34446636" text:continue-numbering="true" text:style-name="L9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4">hora</text:p>
          </table:table-cell>
          <table:table-cell table:style-name="Tabela15.A3" office:value-type="string">
            <text:p text:style-name="P5">Atributo que representa a hora.</text:p>
          </table:table-cell>
          <table:table-cell table:style-name="Tabela15.A3" office:value-type="string">
            <text:p text:style-name="P5">Time</text:p>
          </table:table-cell>
          <table:table-cell table:style-name="Tabela15.A3" office:value-type="string">
            <text:p text:style-name="P5">Hh:mm:ss</text:p>
          </table:table-cell>
          <table:table-cell table:style-name="Tabela15.E3" office:value-type="string">
            <text:list xml:id="list34446597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4">data</text:p>
          </table:table-cell>
          <table:table-cell table:style-name="Tabela15.A3" office:value-type="string">
            <text:p text:style-name="P5">Atributo que representa a data.</text:p>
          </table:table-cell>
          <table:table-cell table:style-name="Tabela15.A3" office:value-type="string">
            <text:p text:style-name="P5">Date</text:p>
          </table:table-cell>
          <table:table-cell table:style-name="Tabela15.A3" office:value-type="string">
            <text:p text:style-name="P5">Dd:mm:yyyy</text:p>
          </table:table-cell>
          <table:table-cell table:style-name="Tabela15.E3" office:value-type="string">
            <text:list xml:id="list34437150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Table_20_Heading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4">DESCRIÇÃO</text:p>
          </table:table-cell>
          <table:table-cell table:style-name="Tabela16.A2" office:value-type="string">
            <text:p text:style-name="P4">TIPO</text:p>
          </table:table-cell>
          <table:table-cell table:style-name="Tabela16.A2" office:value-type="string">
            <text:p text:style-name="P4">DOMÍNIO</text:p>
          </table:table-cell>
          <table:table-cell table:style-name="Tabela16.E2" office:value-type="string">
            <text:p text:style-name="P4">RESTRIÇÃO</text:p>
          </table:table-cell>
        </table:table-row>
        <table:table-row>
          <table:table-cell table:style-name="Tabela16.A3" office:value-type="string">
            <text:p text:style-name="P4">idAgenda</text:p>
          </table:table-cell>
          <table:table-cell table:style-name="Tabela16.A3" office:value-type="string">
            <text:p text:style-name="P5">Atributo que representa o identificador do agendamento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34443427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4">CodPeca</text:p>
          </table:table-cell>
          <table:table-cell table:style-name="Tabela16.A3" office:value-type="string">
            <text:p text:style-name="P5">Atributo que representa o código da peça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34430134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ODIGO" da relação "PECAACESSORIO"</text:p>
              </text:list-item>
            </text:list>
          </table:table-cell>
        </table:table-row>
      </table:table>
      <text:p text:style-name="Standard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able:table-row>
            <table:table-cell table:style-name="Tabela17.A1" table:number-columns-spanned="5" office:value-type="string">
              <text:p text:style-name="Table_20_Heading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4">DESCRIÇÃO</text:p>
          </table:table-cell>
          <table:table-cell table:style-name="Tabela17.A2" office:value-type="string">
            <text:p text:style-name="P4">TIPO</text:p>
          </table:table-cell>
          <table:table-cell table:style-name="Tabela17.A2" office:value-type="string">
            <text:p text:style-name="P4">DOMÍNIO</text:p>
          </table:table-cell>
          <table:table-cell table:style-name="Tabela17.E2" office:value-type="string">
            <text:p text:style-name="P4">RESTRIÇÃO</text:p>
          </table:table-cell>
        </table:table-row>
        <table:table-row>
          <table:table-cell table:style-name="Tabela17.A3" office:value-type="string">
            <text:p text:style-name="P4">idAgenda</text:p>
          </table:table-cell>
          <table:table-cell table:style-name="Tabela17.A3" office:value-type="string">
            <text:p text:style-name="P5">Atributo que representa o identificador do agendamento.</text:p>
          </table:table-cell>
          <table:table-cell table:style-name="Tabela17.A3" office:value-type="string">
            <text:p text:style-name="P5">Inteiro</text:p>
          </table:table-cell>
          <table:table-cell table:style-name="Tabela17.A3" office:value-type="string">
            <text:p text:style-name="P5">Números inteiros e positivos</text:p>
          </table:table-cell>
          <table:table-cell table:style-name="Tabela17.E3" office:value-type="string">
            <text:list xml:id="list34422503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4">cpfFuncionario</text:p>
          </table:table-cell>
          <table:table-cell table:style-name="Tabela17.A3" office:value-type="string">
            <text:p text:style-name="P5">Atributo que represeta o CPF do funcionário.</text:p>
          </table:table-cell>
          <table:table-cell table:style-name="Tabela17.A3" office:value-type="string">
            <text:p text:style-name="P5">String(11)</text:p>
          </table:table-cell>
          <table:table-cell table:style-name="Tabela17.A3" office:value-type="string">
            <text:p text:style-name="P5">String(11)</text:p>
          </table:table-cell>
          <table:table-cell table:style-name="Tabela17.E3" office:value-type="string">
            <text:list xml:id="list34434966" text:continue-list="list4468989239627344553" text:style-name="L4">
              <text:list-item>
                <text:p text:style-name="P11">Chave primária</text:p>
              </text:list-item>
              <text:list-item>
                <text:p text:style-name="P11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Table_20_Heading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4">DESCRIÇÃO</text:p>
          </table:table-cell>
          <table:table-cell table:style-name="Tabela18.A2" office:value-type="string">
            <text:p text:style-name="P4">TIPO</text:p>
          </table:table-cell>
          <table:table-cell table:style-name="Tabela18.A2" office:value-type="string">
            <text:p text:style-name="P4">DOMÍNIO</text:p>
          </table:table-cell>
          <table:table-cell table:style-name="Tabela18.E2" office:value-type="string">
            <text:p text:style-name="P4">RESTRIÇÃO</text:p>
          </table:table-cell>
        </table:table-row>
        <table:table-row>
          <table:table-cell table:style-name="Tabela18.A3" office:value-type="string">
            <text:p text:style-name="P4">idAgenda</text:p>
          </table:table-cell>
          <table:table-cell table:style-name="Tabela18.A3" office:value-type="string">
            <text:p text:style-name="P5">Atributo que representa o identificador do agendamento.</text:p>
          </table:table-cell>
          <table:table-cell table:style-name="Tabela18.A3" office:value-type="string">
            <text:p text:style-name="P5">Inteiro</text:p>
          </table:table-cell>
          <table:table-cell table:style-name="Tabela18.A3" office:value-type="string">
            <text:p text:style-name="P5">Números inteiros e positivos</text:p>
          </table:table-cell>
          <table:table-cell table:style-name="Tabela18.E3" office:value-type="string">
            <text:list xml:id="list34445457" text:continue-list="list34422503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4">cpfCliente</text:p>
          </table:table-cell>
          <table:table-cell table:style-name="Tabela18.A3" office:value-type="string">
            <text:p text:style-name="P5">Atributo que representa o CPF do cliete</text:p>
          </table:table-cell>
          <table:table-cell table:style-name="Tabela18.A3" office:value-type="string">
            <text:p text:style-name="P5">String(11)</text:p>
          </table:table-cell>
          <table:table-cell table:style-name="Tabela18.A3" office:value-type="string">
            <text:p text:style-name="P5">String(11)</text:p>
          </table:table-cell>
          <table:table-cell table:style-name="Tabela18.E3" office:value-type="string">
            <text:list xml:id="list34433667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4">hora</text:p>
          </table:table-cell>
          <table:table-cell table:style-name="Tabela18.A3" office:value-type="string">
            <text:p text:style-name="P5">Atributo que representa a hora.</text:p>
          </table:table-cell>
          <table:table-cell table:style-name="Tabela18.A3" office:value-type="string">
            <text:p text:style-name="P5">Time</text:p>
          </table:table-cell>
          <table:table-cell table:style-name="Tabela18.A3" office:value-type="string">
            <text:p text:style-name="P5">Hh:mm:ss</text:p>
          </table:table-cell>
          <table:table-cell table:style-name="Tabela18.E3" office:value-type="string">
            <text:list xml:id="list34427982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4">data</text:p>
          </table:table-cell>
          <table:table-cell table:style-name="Tabela18.A3" office:value-type="string">
            <text:p text:style-name="P5">Atributo que representa a data.</text:p>
          </table:table-cell>
          <table:table-cell table:style-name="Tabela18.A3" office:value-type="string">
            <text:p text:style-name="P5">Date</text:p>
          </table:table-cell>
          <table:table-cell table:style-name="Tabela18.A3" office:value-type="string">
            <text:p text:style-name="P5">Dd:mm:yyyy</text:p>
          </table:table-cell>
          <table:table-cell table:style-name="Tabela18.E3" office:value-type="string">
            <text:list xml:id="list34432392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able:table-row>
            <table:table-cell table:style-name="Tabela19.A1" table:number-columns-spanned="5" office:value-type="string">
              <text:p text:style-name="Table_20_Heading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4">ATRIBUTO</text:p>
          </table:table-cell>
          <table:table-cell table:style-name="Tabela19.A2" office:value-type="string">
            <text:p text:style-name="P4">DESCRIÇÃO</text:p>
          </table:table-cell>
          <table:table-cell table:style-name="Tabela19.A2" office:value-type="string">
            <text:p text:style-name="P4">TIPO</text:p>
          </table:table-cell>
          <table:table-cell table:style-name="Tabela19.A2" office:value-type="string">
            <text:p text:style-name="P4">DOMÍNIO</text:p>
          </table:table-cell>
          <table:table-cell table:style-name="Tabela19.E2" office:value-type="string">
            <text:p text:style-name="P4">RESTRIÇÃO</text:p>
          </table:table-cell>
        </table:table-row>
        <table:table-row>
          <table:table-cell table:style-name="Tabela19.A3" office:value-type="string">
            <text:p text:style-name="P4">id</text:p>
          </table:table-cell>
          <table:table-cell table:style-name="Tabela19.A3" office:value-type="string">
            <text:p text:style-name="P5">Atributo que representa o identificador do pagamento.</text:p>
          </table:table-cell>
          <table:table-cell table:style-name="Tabela19.A3" office:value-type="string">
            <text:p text:style-name="P5">Inteiro</text:p>
          </table:table-cell>
          <table:table-cell table:style-name="Tabela19.A3" office:value-type="string">
            <text:p text:style-name="P5">Números inteiros e positivos</text:p>
          </table:table-cell>
          <table:table-cell table:style-name="Tabela19.E3" office:value-type="string">
            <text:list xml:id="list34422206" text:continue-numbering="true" text:style-name="L9">
              <text:list-item>
                <text:p text:style-name="P13">Chave primária</text:p>
                <text:p text:style-name="P13"/>
              </text:list-item>
            </text:list>
          </table:table-cell>
        </table:table-row>
        <table:table-row>
          <table:table-cell table:style-name="Tabela19.A3" office:value-type="string">
            <text:p text:style-name="P4">hora</text:p>
          </table:table-cell>
          <table:table-cell table:style-name="Tabela19.A3" office:value-type="string">
            <text:p text:style-name="P5">Atributo que representa a hora.</text:p>
          </table:table-cell>
          <table:table-cell table:style-name="Tabela19.A3" office:value-type="string">
            <text:p text:style-name="P5">Time</text:p>
          </table:table-cell>
          <table:table-cell table:style-name="Tabela19.A3" office:value-type="string">
            <text:p text:style-name="P5">Hh:mm:ss</text:p>
          </table:table-cell>
          <table:table-cell table:style-name="Tabela19.E3" office:value-type="string">
            <text:list xml:id="list34433649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4">data</text:p>
          </table:table-cell>
          <table:table-cell table:style-name="Tabela19.A3" office:value-type="string">
            <text:p text:style-name="P5">Atributo que representa a data.</text:p>
          </table:table-cell>
          <table:table-cell table:style-name="Tabela19.A3" office:value-type="string">
            <text:p text:style-name="P5">Date</text:p>
          </table:table-cell>
          <table:table-cell table:style-name="Tabela19.A3" office:value-type="string">
            <text:p text:style-name="P5">Dd:mm:yyyy</text:p>
          </table:table-cell>
          <table:table-cell table:style-name="Tabela19.E3" office:value-type="string">
            <text:list xml:id="list34437544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Table_20_Heading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4">ATRIBUTO</text:p>
          </table:table-cell>
          <table:table-cell table:style-name="Tabela20.A2" office:value-type="string">
            <text:p text:style-name="P4">DESCRIÇÃO</text:p>
          </table:table-cell>
          <table:table-cell table:style-name="Tabela20.A2" office:value-type="string">
            <text:p text:style-name="P4">TIPO</text:p>
          </table:table-cell>
          <table:table-cell table:style-name="Tabela20.A2" office:value-type="string">
            <text:p text:style-name="P4">DOMÍNIO</text:p>
          </table:table-cell>
          <table:table-cell table:style-name="Tabela20.E2" office:value-type="string">
            <text:p text:style-name="P4">RESTRIÇÃO</text:p>
          </table:table-cell>
        </table:table-row>
        <table:table-row>
          <table:table-cell table:style-name="Tabela20.A3" office:value-type="string">
            <text:p text:style-name="P4">numero</text:p>
          </table:table-cell>
          <table:table-cell table:style-name="Tabela20.A3" office:value-type="string">
            <text:p text:style-name="P5">Atributo que representa o número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34417810" text:continue-numbering="true" text:style-name="L9">
              <text:list-item>
                <text:p text:style-name="P13">Chave primária</text:p>
                <text:p text:style-name="P13"/>
              </text:list-item>
            </text:list>
          </table:table-cell>
        </table:table-row>
        <table:table-row>
          <table:table-cell table:style-name="Tabela20.A3" office:value-type="string">
            <text:p text:style-name="P4">bandeira</text:p>
          </table:table-cell>
          <table:table-cell table:style-name="Tabela20.A3" office:value-type="string">
            <text:p text:style-name="P5">Atributo que representa a bandeira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34427118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4">titular</text:p>
          </table:table-cell>
          <table:table-cell table:style-name="Tabela20.A3" office:value-type="string">
            <text:p text:style-name="P5">Atributo que representa o titular do cartão.</text:p>
          </table:table-cell>
          <table:table-cell table:style-name="Tabela20.A3" office:value-type="string">
            <text:p text:style-name="P5">String(50)</text:p>
          </table:table-cell>
          <table:table-cell table:style-name="Tabela20.A3" office:value-type="string">
            <text:p text:style-name="P5">String(50)</text:p>
          </table:table-cell>
          <table:table-cell table:style-name="Tabela20.E3" office:value-type="string">
            <text:list xml:id="list34427012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Table_20_Heading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4">ATRIBUTO</text:p>
          </table:table-cell>
          <table:table-cell table:style-name="Tabela21.A2" office:value-type="string">
            <text:p text:style-name="P4">DESCRIÇÃO</text:p>
          </table:table-cell>
          <table:table-cell table:style-name="Tabela21.A2" office:value-type="string">
            <text:p text:style-name="P4">TIPO</text:p>
          </table:table-cell>
          <table:table-cell table:style-name="Tabela21.A2" office:value-type="string">
            <text:p text:style-name="P4">DOMÍNIO</text:p>
          </table:table-cell>
          <table:table-cell table:style-name="Tabela21.E2" office:value-type="string">
            <text:p text:style-name="P4">RESTRIÇÃO</text:p>
          </table:table-cell>
        </table:table-row>
        <table:table-row>
          <table:table-cell table:style-name="Tabela21.A3" office:value-type="string">
            <text:p text:style-name="P4">idPagamento</text:p>
          </table:table-cell>
          <table:table-cell table:style-name="Tabela21.A3" office:value-type="string">
            <text:p text:style-name="P5">Atributo que representa o identificador do pagamento.</text:p>
          </table:table-cell>
          <table:table-cell table:style-name="Tabela21.A3" office:value-type="string">
            <text:p text:style-name="P5">Inteiro</text:p>
          </table:table-cell>
          <table:table-cell table:style-name="Tabela21.A3" office:value-type="string">
            <text:p text:style-name="P5">Números inteiros e positivos</text:p>
          </table:table-cell>
          <table:table-cell table:style-name="Tabela21.E3" office:value-type="string">
            <text:list xml:id="list34430976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4">numParcelas</text:p>
          </table:table-cell>
          <table:table-cell table:style-name="Tabela21.A3" office:value-type="string">
            <text:p text:style-name="P5">Atributo que representa o número de parcelas.</text:p>
          </table:table-cell>
          <table:table-cell table:style-name="Tabela21.A3" office:value-type="string">
            <text:p text:style-name="P5"/>
          </table:table-cell>
          <table:table-cell table:style-name="Tabela21.A3" office:value-type="string">
            <text:p text:style-name="P5"/>
          </table:table-cell>
          <table:table-cell table:style-name="Tabela21.E3" office:value-type="string">
            <text:list xml:id="list34425424" text:continue-numbering="true" text:style-name="L9">
              <text:list-item>
                <text:p text:style-name="P13"/>
              </text:list-item>
            </text:list>
          </table:table-cell>
        </table:table-row>
        <table:table-row>
          <table:table-cell table:style-name="Tabela21.A3" office:value-type="string">
            <text:p text:style-name="P4">numCartao</text:p>
          </table:table-cell>
          <table:table-cell table:style-name="Tabela21.A3" office:value-type="string">
            <text:p text:style-name="P5">Atributo que representa o número do cartão.</text:p>
          </table:table-cell>
          <table:table-cell table:style-name="Tabela21.A3" office:value-type="string">
            <text:p text:style-name="P5">String(20)</text:p>
          </table:table-cell>
          <table:table-cell table:style-name="Tabela21.A3" office:value-type="string">
            <text:p text:style-name="P5">String(20)</text:p>
          </table:table-cell>
          <table:table-cell table:style-name="Tabela21.E3" office:value-type="string">
            <text:list xml:id="list34420434" text:continue-numbering="true" text:style-name="L9">
              <text:list-item>
                <text:p text:style-name="P13">Chave estrangeira que referencia o "NUMERO" da relação "CARTAO"</text:p>
                <text:p text:style-name="P13"/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Table_20_Heading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4">ATRIBUTO</text:p>
          </table:table-cell>
          <table:table-cell table:style-name="Tabela22.A2" office:value-type="string">
            <text:p text:style-name="P4">DESCRIÇÃO</text:p>
          </table:table-cell>
          <table:table-cell table:style-name="Tabela22.A2" office:value-type="string">
            <text:p text:style-name="P4">TIPO</text:p>
          </table:table-cell>
          <table:table-cell table:style-name="Tabela22.A2" office:value-type="string">
            <text:p text:style-name="P4">DOMÍNIO</text:p>
          </table:table-cell>
          <table:table-cell table:style-name="Tabela22.E2" office:value-type="string">
            <text:p text:style-name="P4">RESTRIÇÃO</text:p>
          </table:table-cell>
        </table:table-row>
        <table:table-row>
          <table:table-cell table:style-name="Tabela22.A3" office:value-type="string">
            <text:p text:style-name="P4">idPagamento</text:p>
          </table:table-cell>
          <table:table-cell table:style-name="Tabela22.A3" office:value-type="string">
            <text:p text:style-name="P5">Atributo que representa o identificador do pagamento.</text:p>
          </table:table-cell>
          <table:table-cell table:style-name="Tabela22.A3" office:value-type="string">
            <text:p text:style-name="P5">Inteiro</text:p>
          </table:table-cell>
          <table:table-cell table:style-name="Tabela22.A3" office:value-type="string">
            <text:p text:style-name="P5">Números inteiros e positivos</text:p>
          </table:table-cell>
          <table:table-cell table:style-name="Tabela22.E3" office:value-type="string">
            <text:list xml:id="list34426363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4">titular</text:p>
          </table:table-cell>
          <table:table-cell table:style-name="Tabela22.A3" office:value-type="string">
            <text:p text:style-name="P5">Atributo que representa o titular do cheque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4444713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numero</text:p>
          </table:table-cell>
          <table:table-cell table:style-name="Tabela22.A3" office:value-type="string">
            <text:p text:style-name="P5">Atributo que representa o número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4434478" text:continue-numbering="true" text:style-name="L9">
              <text:list-header>
                <text:p text:style-name="P13"/>
                <text:p text:style-name="P13"/>
              </text:list-header>
            </text:list>
          </table:table-cell>
        </table:table-row>
        <table:table-row>
          <table:table-cell table:style-name="Tabela22.A3" office:value-type="string">
            <text:p text:style-name="P4">data</text:p>
          </table:table-cell>
          <table:table-cell table:style-name="Tabela22.A3" office:value-type="string">
            <text:p text:style-name="P5">Atributo que representa a data.</text:p>
          </table:table-cell>
          <table:table-cell table:style-name="Tabela22.A3" office:value-type="string">
            <text:p text:style-name="P5">Date</text:p>
          </table:table-cell>
          <table:table-cell table:style-name="Tabela22.A3" office:value-type="string">
            <text:p text:style-name="P5">Dd:mm:yyyy</text:p>
          </table:table-cell>
          <table:table-cell table:style-name="Tabela22.E3" office:value-type="string">
            <text:list xml:id="list34444601" text:continue-numbering="true" text:style-name="L9">
              <text:list-item>
                <text:p text:style-name="P13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banco</text:p>
          </table:table-cell>
          <table:table-cell table:style-name="Tabela22.A3" office:value-type="string">
            <text:p text:style-name="P5">Atributo que representa o titular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4445758" text:continue-numbering="true" text:style-name="L9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Table_20_Heading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4">ATRIBUTO</text:p>
          </table:table-cell>
          <table:table-cell table:style-name="Tabela23.A2" office:value-type="string">
            <text:p text:style-name="P4">DESCRIÇÃO</text:p>
          </table:table-cell>
          <table:table-cell table:style-name="Tabela23.A2" office:value-type="string">
            <text:p text:style-name="P4">TIPO</text:p>
          </table:table-cell>
          <table:table-cell table:style-name="Tabela23.A2" office:value-type="string">
            <text:p text:style-name="P4">DOMÍNIO</text:p>
          </table:table-cell>
          <table:table-cell table:style-name="Tabela23.E2" office:value-type="string">
            <text:p text:style-name="P4">RESTRIÇÃO</text:p>
          </table:table-cell>
        </table:table-row>
        <table:table-row>
          <table:table-cell table:style-name="Tabela23.A3" office:value-type="string">
            <text:p text:style-name="P4">idPagamento</text:p>
          </table:table-cell>
          <table:table-cell table:style-name="Tabela23.A3" office:value-type="string">
            <text:p text:style-name="P5">Atributo que representa o identificador do pagamento.</text:p>
          </table:table-cell>
          <table:table-cell table:style-name="Tabela23.A3" office:value-type="string">
            <text:p text:style-name="P5">Inteiro</text:p>
          </table:table-cell>
          <table:table-cell table:style-name="Tabela23.A3" office:value-type="string">
            <text:p text:style-name="P5">Números inteiros e positivos</text:p>
          </table:table-cell>
          <table:table-cell table:style-name="Tabela23.E3" office:value-type="string">
            <text:list xml:id="list34422008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4">cpfCliente</text:p>
          </table:table-cell>
          <table:table-cell table:style-name="Tabela23.A3" office:value-type="string">
            <text:p text:style-name="P5">Atributo que representa o CPF do cliete</text:p>
          </table:table-cell>
          <table:table-cell table:style-name="Tabela23.A3" office:value-type="string">
            <text:p text:style-name="P5">String(11)</text:p>
          </table:table-cell>
          <table:table-cell table:style-name="Tabela23.A3" office:value-type="string">
            <text:p text:style-name="P5">String(11)</text:p>
          </table:table-cell>
          <table:table-cell table:style-name="Tabela23.E3" office:value-type="string">
            <text:list xml:id="list34445928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PF" da relação "CLIENTE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ext:soft-page-break/>
          <table:table-row>
            <table:table-cell table:style-name="Tabela24.A1" table:number-columns-spanned="5" office:value-type="string">
              <text:p text:style-name="Table_20_Heading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4">ATRIBUTO</text:p>
          </table:table-cell>
          <table:table-cell table:style-name="Tabela24.A2" office:value-type="string">
            <text:p text:style-name="P4">DESCRIÇÃO</text:p>
          </table:table-cell>
          <table:table-cell table:style-name="Tabela24.A2" office:value-type="string">
            <text:p text:style-name="P4">TIPO</text:p>
          </table:table-cell>
          <table:table-cell table:style-name="Tabela24.A2" office:value-type="string">
            <text:p text:style-name="P4">DOMÍNIO</text:p>
          </table:table-cell>
          <table:table-cell table:style-name="Tabela24.E2" office:value-type="string">
            <text:p text:style-name="P4">RESTRIÇÃO</text:p>
          </table:table-cell>
        </table:table-row>
        <table:table-row>
          <table:table-cell table:style-name="Tabela24.A3" office:value-type="string">
            <text:p text:style-name="P4">cnpj</text:p>
          </table:table-cell>
          <table:table-cell table:style-name="Tabela24.A3" office:value-type="string">
            <text:p text:style-name="P5">Atributo que representa o CNPJ da empresa fornecedora.</text:p>
          </table:table-cell>
          <table:table-cell table:style-name="Tabela24.A3" office:value-type="string">
            <text:p text:style-name="P5">String(20)</text:p>
          </table:table-cell>
          <table:table-cell table:style-name="Tabela24.A3" office:value-type="string">
            <text:p text:style-name="P5">String(20)</text:p>
          </table:table-cell>
          <table:table-cell table:style-name="Tabela24.E3" office:value-type="string">
            <text:list xml:id="list34431106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4">CodPeca</text:p>
          </table:table-cell>
          <table:table-cell table:style-name="Tabela24.A3" office:value-type="string">
            <text:p text:style-name="P5">Atributo que representa o código da peça.</text:p>
          </table:table-cell>
          <table:table-cell table:style-name="Tabela24.A3" office:value-type="string">
            <text:p text:style-name="P5">Inteiro</text:p>
          </table:table-cell>
          <table:table-cell table:style-name="Tabela24.A3" office:value-type="string">
            <text:p text:style-name="P5">Números inteiros e positivos</text:p>
          </table:table-cell>
          <table:table-cell table:style-name="Tabela24.E3" office:value-type="string">
            <text:list xml:id="list34445312" text:continue-numbering="true" text:style-name="L9">
              <text:list-item>
                <text:p text:style-name="P13">Chave primária</text:p>
              </text:list-item>
              <text:list-item>
                <text:p text:style-name="P13">Chave estrangeira que referencia o "CODIGO" da relação "PECAACESSORIO"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8M27S</meta:editing-duration>
    <meta:editing-cycles>35</meta:editing-cycles>
    <meta:generator>OpenOffice/4.1.5$Win32 OpenOffice.org_project/415m1$Build-9789</meta:generator>
    <dc:date>2018-03-08T14:23:37.07</dc:date>
    <dc:creator>Luan lb</dc:creator>
    <meta:document-statistic meta:table-count="25" meta:image-count="0" meta:object-count="0" meta:page-count="12" meta:paragraph-count="573" meta:word-count="1765" meta:character-count="11739"/>
    <meta:user-defined meta:name="Info 1"/>
    <meta:user-defined meta:name="Info 2"/>
    <meta:user-defined meta:name="Info 3"/>
    <meta:user-defined meta:name="Info 4"/>
  </office:meta>
</office:document-meta>
</file>